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style:font-name="Times New Roman" fo:language="en" fo:country="US"/>
    </style:style>
    <style:style style:name="P5" style:family="paragraph" style:parent-style-name="List_20_Paragraph" style:list-style-name="WWNum1">
      <style:paragraph-properties fo:margin-left="0.5in" fo:margin-right="0in" fo:line-height="107%" fo:text-indent="-0.25in" style:auto-text-indent="false" style:writing-mode="lr-tb"/>
      <style:text-properties style:font-name="Times New Roman"/>
    </style:style>
    <style:style style:name="P6" style:family="paragraph" style:parent-style-name="List_20_Paragraph" style:list-style-name="WWNum1">
      <style:paragraph-properties fo:margin-left="1in" fo:margin-right="0in" fo:line-height="107%" fo:text-indent="-0.25in" style:auto-text-indent="false" style:writing-mode="lr-tb"/>
      <style:text-properties style:font-name="Times New Roman"/>
    </style:style>
    <style:style style:name="P7" style:family="paragraph" style:parent-style-name="List_20_Paragraph" style:list-style-name="WWNum1">
      <style:paragraph-properties fo:margin-left="1.5in" fo:margin-right="0in" fo:line-height="107%" fo:text-indent="-0.1252in" style:auto-text-indent="false" style:writing-mode="lr-tb"/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2">HELPMI Common Phrases/Categories</text:span></text:p>
      <text:p text:style-name="P4" loext:marker-style-name="T1"/>
      <text:list text:style-name="WWNum1">
        <text:list-item>
          <text:p text:style-name="P5">Technical Metadata</text:p>
          <text:list>
            <text:list-item>
              <text:p text:style-name="P6">Manufacturer or in-house design</text:p>
            </text:list-item>
            <text:list-item>
              <text:p text:style-name="P6">Model name/number</text:p>
            </text:list-item>
            <text:list-item>
              <text:p text:style-name="P6">Serial number</text:p>
            </text:list-item>
            <text:list-item>
              <text:p text:style-name="P6">Operating software and version number, dependencies (Win, Linux?, .NET?)</text:p>
            </text:list-item>
            <text:list-item>
              <text:p text:style-name="P6">Calibration data (Manufacturer)</text:p>
            </text:list-item>
            <text:list-item>
              <text:p text:style-name="P6">Last calibration date</text:p>
            </text:list-item>
            <text:list-item>
              <text:p text:style-name="P6">Pixel count in horizontal direction</text:p>
            </text:list-item>
            <text:list-item>
              <text:p text:style-name="P6">Pixel count in vertical direction</text:p>
            </text:list-item>
            <text:list-item>
              <text:p text:style-name="P6">Pixel size and/or pitch</text:p>
            </text:list-item>
            <text:list-item>
              <text:p text:style-name="P6">Noise measurement</text:p>
            </text:list-item>
            <text:list-item>
              <text:p text:style-name="P6">Technical drawing/file of device/setup</text:p>
            </text:list-item>
          </text:list>
        </text:list-item>
        <text:list-item>
          <text:p text:style-name="P5" loext:marker-style-name="T1"><text:span text:style-name="T1">Procedural Metadata</text:span><text:span text:style-name="T1"/></text:p>
          <text:list>
            <text:list-item>
              <text:p text:style-name="P6">Name of detector/device as used in experiment</text:p>
            </text:list-item>
            <text:list-item>
              <text:p text:style-name="P6">Location of detector/device <text:span text:style-name="T1">as used </text:span>in experiment</text:p>
            </text:list-item>
            <text:list-item>
              <text:p text:style-name="P6" loext:marker-style-name="T1"><text:span text:style-name="T1">Schematic of detector’s/device’s setup</text:span><text:span text:style-name="T1"/></text:p>
            </text:list-item>
            <text:list-item>
              <text:p text:style-name="P6" loext:marker-style-name="T1"><text:span text:style-name="T1">Schematic of imaging/focusing setup</text:span><text:span text:style-name="T1"/></text:p>
              <text:list>
                <text:list-item>
                  <text:p text:style-name="P7" loext:marker-style-name="T1"><text:span text:style-name="T1">Lens, objectives, filters, etc.</text:span><text:span text:style-name="T1"/></text:p>
                </text:list-item>
                <text:list-item>
                  <text:p text:style-name="P7" loext:marker-style-name="T1"><text:span text:style-name="T1">Imaging distances</text:span><text:span text:style-name="T1"/></text:p>
                </text:list-item>
              </text:list>
            </text:list-item>
            <text:list-item>
              <text:p text:style-name="P6">Custom calibration, Point Spread Function (PSF), Flatfield, Gainmap (links to data)</text:p>
            </text:list-item>
            <text:list-item>
              <text:p text:style-name="P6">Exposure, Shutter mode (rolling/global)</text:p>
            </text:list-item>
            <text:list-item>
              <text:p text:style-name="P6">Gain</text:p>
            </text:list-item>
            <text:list-item>
              <text:p text:style-name="P6">Binning</text:p>
            </text:list-item>
            <text:list-item>
              <text:p text:style-name="P6">Trigger and Timing (Delay)</text:p>
            </text:list-item>
          </text:list>
        </text:list-item>
        <text:list-item>
          <text:p text:style-name="P5" loext:marker-style-name="T1"><text:span text:style-name="T1">Security/Access Metadata</text:span><text:span text:style-name="T1"/></text:p>
        </text:list-item>
        <text:list-item>
          <text:p text:style-name="P5" loext:marker-style-name="T1"><text:span text:style-name="T1">Data</text:span><text:span text:style-name="T1"/></text:p>
          <text:list>
            <text:list-item>
              <text:p text:style-name="P6">Input/output energy</text:p>
            </text:list-item>
            <text:list-item>
              <text:p text:style-name="P6">Input/output polarization</text:p>
            </text:list-item>
            <text:list-item>
              <text:p text:style-name="P6">Input/output FWHM beam diameter</text:p>
            </text:list-item>
            <text:list-item>
              <text:p text:style-name="P6">Input/output spectrum</text:p>
            </text:list-item>
            <text:list-item>
              <text:p text:style-name="P6">Input/output spectral FWHM</text:p>
            </text:list-item>
            <text:list-item>
              <text:p text:style-name="P6">Input/output central wavelength</text:p>
            </text:list-item>
            <text:list-item>
              <text:p text:style-name="P6" loext:marker-style-name="T1"><text:span text:style-name="T1">2D array of pixel values</text:span><text:span text:style-name="T1"/></text:p>
            </text:list-item>
          </text:list>
        </text:list-item>
      </text:list>
      <text:p text:style-name="P1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Table_20__28_WW_29_" style:display-name="Normal Table (WW)" style:family="paragraph">
      <style:paragraph-properties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13:35:17.909142233</meta:creation-date>
    <meta:generator>Collabora_Office/23.05.5.3$Linux_X86_64 LibreOffice_project/e7921fedb8b5615b0dc7cd3ec8b91c9b4e06d002</meta:generator>
    <dc:date>2024-02-14T10:33:07.424365568</dc:date>
    <meta:editing-duration>PT36M49S</meta:editing-duration>
    <meta:editing-cycles>5</meta:editing-cycles>
    <meta:document-statistic meta:table-count="0" meta:image-count="0" meta:object-count="0" meta:page-count="1" meta:paragraph-count="34" meta:word-count="156" meta:character-count="1046" meta:non-whitespace-character-count="957"/>
  </office:meta>
</office:document-meta>
</file>